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csLogEntry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csLogEntry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csLogEntry.VcsLogEntry( final String author , final long revision , final String message , final Calendar date , final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csLogEntr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csLogEntry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csLogEntry.getAut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